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" office:value-type="string">
            <text:p>Horas estimadas</text:p>
          </table:table-cell>
          <table:table-cell table:style-name="ce1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2 mins</text:p>
          </table:table-cell>
          <table:table-cell table:style-name="ce14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5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6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2">
          <table:table-cell table:style-name="ce4"/>
          <table:table-cell table:style-name="ce9"/>
          <table:table-cell table:style-name="ce16"/>
          <table:table-cell table:style-name="ce14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2:30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10"/>
          <table:table-cell table:style-name="ce14" table:number-columns-repeated="2"/>
        </table:table-row>
        <table:table-row table:style-name="ro2">
          <table:table-cell table:style-name="ce2" office:value-type="string">
            <text:p>Leer Knowledge Crunching, armar informe y subirlo al repositorio</text:p>
          </table:table-cell>
          <table:table-cell table:style-name="ce7" office:value-type="date" office:date-value="2012-09-10">
            <text:p>10/09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40 hs</text:p>
          </table:table-cell>
        </table:table-row>
        <table:table-row table:style-name="ro2">
          <table:table-cell table:style-name="ce2"/>
          <table:table-cell table:style-name="ce11"/>
          <table:table-cell table:style-name="ce14" table:number-columns-repeated="2"/>
        </table:table-row>
        <table:table-row table:style-name="ro2">
          <table:table-cell table:style-name="ce2" office:value-type="string">
            <text:p>Ejercicios de Ruby</text:p>
          </table:table-cell>
          <table:table-cell table:style-name="ce7" office:value-type="date" office:date-value="2012-09-12">
            <text:p>12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Leer Análisis, estimación y planificación ágil, armar informe y subirlo al repositorio</text:p>
          </table:table-cell>
          <table:table-cell table:style-name="ce7" office:value-type="date" office:date-value="2012-09-17">
            <text:p>17/09/12</text:p>
          </table:table-cell>
          <table:table-cell table:style-name="ce14" office:value-type="string">
            <text:p>2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5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Visual Story Map Orador</text:p>
          </table:table-cell>
          <table:table-cell table:style-name="ce7" office:value-type="date" office:date-value="2012-09-25">
            <text:p>25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1:15 hs</text:p>
          </table:table-cell>
        </table:table-row>
        <table:table-row table:style-name="ro2">
          <table:table-cell table:style-name="ce2" office:value-type="string">
            <text:p>Visual Story Map Asistente</text:p>
          </table:table-cell>
          <table:table-cell table:style-name="ce7" office:value-type="date" office:date-value="2012-09-25">
            <text:p>25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40 mins</text:p>
          </table:table-cell>
        </table:table-row>
        <table:table-row table:style-name="ro2">
          <table:table-cell table:style-name="ce2" office:value-type="string">
            <text:p>Pantalla de Login</text:p>
          </table:table-cell>
          <table:table-cell table:style-name="ce7" office:value-type="date" office:date-value="2012-09-26">
            <text:p>26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30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6" office:value-type="string">
            <text:p>Lectura de la Guía de Scrum</text:p>
          </table:table-cell>
          <table:table-cell table:style-name="ce7" office:value-type="date" office:date-value="2012-09-29">
            <text:p>29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2">
          <table:table-cell table:style-name="ce2" office:value-type="string">
            <text:p>Evaluación de Cierre de la Iteración #02</text:p>
          </table:table-cell>
          <table:table-cell table:style-name="ce7" office:value-type="date" office:date-value="2012-09-30">
            <text:p>30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Instalar Firebug y aprender sobre la herramienta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45 mins</text:p>
          </table:table-cell>
        </table:table-row>
        <table:table-row table:style-name="ro3">
          <table:table-cell table:style-name="ce2" office:value-type="string">
            <text:p>Cantidad de request realizados cuando se navega <text:a xlink:href="http://www.google.com/">www.google.com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0 mins</text:p>
          </table:table-cell>
        </table:table-row>
        <table:table-row table:style-name="ro3">
          <table:table-cell table:style-name="ce2" office:value-type="string">
            <text:p>Cantidad de request realizados cuando se navega <text:a xlink:href="http://www.unq.edu.ar/">www.unq.edu.ar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5 mins</text:p>
          </table:table-cell>
        </table:table-row>
        <table:table-row table:style-name="ro3">
          <table:table-cell table:style-name="ce2" office:value-type="string">
            <text:p>Nombre de los parametros del formulario que se envia cuando navegan <text:a xlink:href="http://www.facebook.com/">www.facebook.com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0 mi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escribir todos los features de rateme</text:p>
          </table:table-cell>
          <table:table-cell table:style-name="ce13" office:value-type="date" office:date-value="2012-10-14">
            <text:p>14/10/12</text:p>
          </table:table-cell>
          <table:table-cell office:value-type="string">
            <text:p>2 hs</text:p>
          </table:table-cell>
          <table:table-cell office:value-type="string">
            <text:p>1:40 h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punte sobre Estimación y Planificación</text:p>
          </table:table-cell>
          <table:table-cell table:style-name="ce13" office:value-type="date" office:date-value="2012-10-20">
            <text:p>20/10/12</text:p>
          </table:table-cell>
          <table:table-cell office:value-type="string">
            <text:p>45 mins</text:p>
          </table:table-cell>
          <table:table-cell office:value-type="string">
            <text:p>30 mins</text:p>
          </table:table-cell>
        </table:table-row>
        <table:table-row table:style-name="ro2">
          <table:table-cell office:value-type="string">
            <text:p>Completar la story calificar haciendo un fork del repositorio de ejemplo</text:p>
          </table:table-cell>
          <table:table-cell table:style-name="ce13" office:value-type="date" office:date-value="2012-10-21">
            <text:p>21/10/12</text:p>
          </table:table-cell>
          <table:table-cell office:value-type="string">
            <text:p>3 hs</text:p>
          </table:table-cell>
          <table:table-cell office:value-type="string">
            <text:p>5 hs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office:value-type="string">
            <text:p>Terminar lo que falta del feature de calificacion</text:p>
          </table:table-cell>
          <table:table-cell table:number-columns-repeated="3"/>
        </table:table-row>
        <table:table-row table:style-name="ro2">
          <table:table-cell/>
          <table:table-cell table:style-name="ce13" office:value-type="date" office:date-value="2012-10-24">
            <text:p>24/10/12</text:p>
          </table:table-cell>
          <table:table-cell office:value-type="string">
            <text:p>1 h</text:p>
          </table:table-cell>
          <table:table-cell office:value-type="string">
            <text:p>1h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4T08:09:56</dc:date>
    <meta:editing-duration>PT7H49M8S</meta:editing-duration>
    <meta:editing-cycles>64</meta:editing-cycles>
    <meta:generator>LibreOffice/3.5$Linux_x86 LibreOffice_project/350m1$Build-2</meta:generator>
    <meta:document-statistic meta:table-count="3" meta:cell-count="108" meta:object-count="0"/>
  </office:meta>
</office:document-meta>
</file>